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2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7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9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P11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2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officeooo:rsid="00072011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ame Design Document: "<text:span text:style-name="T1">Receptor</text:span>"</text:h>
      <text:h text:style-name="P2" text:outline-level="3">1. Kernkonzept (Core Loop)</text:h>
      <text:p text:style-name="P3">Ein taktisches Survival-Spiel im Mikrokosmos. Der Spieler steuert eine zentrale Zelle, die sich gegen herannahende fremde Zellen verteidigen muss. Verteidigung ist gleichzeitig Nahrungsaufnahme: Der Spieler muss passende "Schlüssel" (Kupplungen) schmieden, um die Gegner aufzunehmen.</text:p>
      <text:p text:style-name="P4">Genre: Puzzle / Tower Defense / Survival</text:p>
      <text:p text:style-name="P4">Perspektive: 2D Top-Down</text:p>
      <text:p text:style-name="P4">Engine: Godot</text:p>
      <text:h text:style-name="P2" text:outline-level="3">2. Der Spieler (Die Zelle)</text:h>
      <text:list text:style-name="L1">
        <text:list-item>
          <text:p text:style-name="P5"><text:span text:style-name="T2">Form:</text:span> Ein großer Kreis in der Mitte des Bildschirms.</text:p>
        </text:list-item>
        <text:list-item>
          <text:p text:style-name="P5"><text:span text:style-name="T2">Bewegung:</text:span> Der Spieler ist ortsfest, aber <text:span text:style-name="T2">rotierbar</text:span> (um die eigene Achse).</text:p>
        </text:list-item>
        <text:list-item>
          <text:p text:style-name="P6">Struktur:</text:p>
          <text:list>
            <text:list-item>
              <text:p text:style-name="P5"><text:span text:style-name="T2">Innenraum (Labor):</text:span> Hier werden Ressourcen kombiniert.</text:p>
            </text:list-item>
            <text:list-item>
              <text:p text:style-name="P5"><text:span text:style-name="T2">Außenhaut (Slots):</text:span> Eine begrenzte Anzahl an Hardpoints (ca. 12-16), an denen fertige Kupplungen angebracht werden.</text:p>
            </text:list-item>
          </text:list>
        </text:list-item>
        <text:list-item>
          <text:p text:style-name="P5"><text:span text:style-name="T2">Ressource (Energie):</text:span> Die einzige Währung.</text:p>
          <text:list>
            <text:list-item>
              <text:p text:style-name="P5">Energie ist Lebenskraft (sinkt langsam durch bloße Existenz = Zeitdruck).</text:p>
            </text:list-item>
            <text:list-item>
              <text:p text:style-name="P5">Energie ist Munition (Crafting kostet Energie).</text:p>
            </text:list-item>
            <text:list-item>
              <text:p text:style-name="P5">Energie ist Score (Gegner fressen bringt Energie).</text:p>
            </text:list-item>
            <text:list-item>
              <text:p text:style-name="P5"><text:span text:style-name="T2">Game Over:</text:span> Wenn Energie = 0.</text:p>
            </text:list-item>
          </text:list>
        </text:list-item>
      </text:list>
      <text:h text:style-name="P2" text:outline-level="3">3. Crafting &amp; Kampf-System</text:h>
      <text:list text:style-name="L2">
        <text:list-item>
          <text:p text:style-name="P7"><text:span text:style-name="T2">Ressourcen:</text:span> Farben (Rot, Blau, Gelb...) und Formen (Kreis, Dreieck, Viereck...).</text:p>
        </text:list-item>
        <text:list-item>
          <text:p text:style-name="P8">Mechanik:</text:p>
          <text:list>
            <text:list-item>
              <text:p text:style-name="P7">Spieler zieht Rohstoffe in das innere Labor.</text:p>
            </text:list-item>
            <text:list-item>
              <text:p text:style-name="P7">Fusion: Farbe + Form = <text:span text:style-name="T2">Kupplung</text:span> (z.B. "Roter Kreis").</text:p>
            </text:list-item>
            <text:list-item>
              <text:p text:style-name="P7">Die fertige Kupplung wandert an einen freien Slot an der Außenhaut.</text:p>
            </text:list-item>
            <text:list-item>
              <text:p text:style-name="P7">Kupplungen sind <text:span text:style-name="T2">fixiert</text:span> (nicht verschiebbar).</text:p>
            </text:list-item>
          </text:list>
        </text:list-item>
        <text:list-item>
          <text:p text:style-name="P7"><text:soft-page-break/><text:span text:style-name="T2">Funktion:</text:span> Kupplungen dienen als "Schloss", um Gegner zu fangen.</text:p>
        </text:list-item>
        <text:list-item>
          <text:p text:style-name="P7"><text:span text:style-name="T2">Verbrauch:</text:span> Nach erfolgreichem Fangen eines Gegners wird die Kupplung zerstört (Verbrauchsmaterial) und der Slot wird wieder frei.</text:p>
        </text:list-item>
      </text:list>
      <text:h text:style-name="P2" text:outline-level="3">4. Die Gegner</text:h>
      <text:list text:style-name="L3">
        <text:list-item>
          <text:p text:style-name="P9"><text:span text:style-name="T2">Verhalten:</text:span> Spawnen am Bildrand und bewegen sich langsam auf den Spieler zu.</text:p>
        </text:list-item>
        <text:list-item>
          <text:p text:style-name="P9"><text:span text:style-name="T2">Ausrichtung:</text:span> Die "Vorderseite" (mit den Ports/Anschlüssen) ist <text:span text:style-name="T2">immer zum Spieler ausgerichtet</text:span>.</text:p>
        </text:list-item>
        <text:list-item>
          <text:p text:style-name="P10">Eigenschaften:</text:p>
          <text:list>
            <text:list-item>
              <text:p text:style-name="P9">Haben 1 bis n Anschlüsse (Kombination aus Farbe/Form).</text:p>
            </text:list-item>
            <text:list-item>
              <text:p text:style-name="P9">Rückseite ist gepanzert/hart.</text:p>
            </text:list-item>
          </text:list>
        </text:list-item>
        <text:list-item>
          <text:p text:style-name="P10">Interaktion:</text:p>
          <text:list>
            <text:list-item>
              <text:p text:style-name="P9"><text:span text:style-name="T2">Erfolg (Matching):</text:span> Spieler dreht passende Kupplung zum Gegner $\rightarrow$ Gegner wird absorbiert $\rightarrow$ Energie-Gewinn.</text:p>
            </text:list-item>
            <text:list-item>
              <text:p text:style-name="P9"><text:span text:style-name="T2">Teil-Erfolg:</text:span> Bei Gegnern mit mehreren Ports reicht <text:span text:style-name="T3">eine</text:span> passende Verbindung zum Fangen. <text:span text:style-name="T3">Perfektes Matching</text:span> (alle Ports bedient) gibt Boni.</text:p>
            </text:list-item>
            <text:list-item>
              <text:p text:style-name="P9"><text:span text:style-name="T2">Misserfolg (Crash):</text:span> Trifft ein Gegner auf einen leeren Slot oder eine falsche Kupplung $\rightarrow$ Aufprall!</text:p>
              <text:list>
                <text:list-item>
                  <text:p text:style-name="P9">Folge: Energie-Verlust (Schaden) und/oder Blockieren des Slots durch Trümmer.</text:p>
                </text:list-item>
              </text:list>
            </text:list-item>
          </text:list>
        </text:list-item>
      </text:list>
      <text:h text:style-name="P2" text:outline-level="3">5. Items &amp; Progression</text:h>
      <text:list text:style-name="L4">
        <text:list-item>
          <text:p text:style-name="P11"><text:span text:style-name="T2">Joker:</text:span> Seltene Items für Farbe oder Form ("Passt überall").</text:p>
        </text:list-item>
        <text:list-item>
          <text:p text:style-name="P11"><text:span text:style-name="T2">Magnet:</text:span> Erhöht den Fang-Radius einer Kupplung (verzeiht ungenaues Zielen).</text:p>
        </text:list-item>
        <text:list-item>
          <text:p text:style-name="P11"><text:span text:style-name="T2">Schwierigkeitskurve:</text:span> Gegner werden schneller, haben komplexere Port-Kombinationen oder treten in größeren Wellen auf.</text:p>
        </text:list-item>
      </text:list>
      <text:h text:style-name="P2" text:outline-level="3">6. Steuerung (PC-Fokus)</text:h>
      <text:list text:style-name="L5">
        <text:list-item>
          <text:p text:style-name="P12"><text:span text:style-name="T2">Linke Hand (Tastatur - A/D):</text:span> Rotiert die Zelle links/rechts (Zielen).</text:p>
        </text:list-item>
        <text:list-item>
          <text:p text:style-name="P12"><text:span text:style-name="T2">Rechte Hand (Maus):</text:span> Drag &amp; Drop im Menü und Labor (Crafting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18:02:30.825635001</meta:creation-date>
    <dc:date>2025-12-26T18:04:34.394182530</dc:date>
    <meta:editing-duration>PT2M6S</meta:editing-duration>
    <meta:editing-cycles>1</meta:editing-cycles>
    <meta:document-statistic meta:table-count="0" meta:image-count="0" meta:object-count="0" meta:page-count="2" meta:paragraph-count="44" meta:word-count="396" meta:character-count="2706" meta:non-whitespace-character-count="2387"/>
    <meta:generator>LibreOffice/25.2.6.2$Linux_X86_64 LibreOffice_project/520$Build-2</meta:generator>
  </office:meta>
</office:document-meta>
</file>